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0.499cm"/>
    </style:style>
    <style:style style:name="P2" style:family="paragraph" style:parent-style-name="Standard">
      <style:paragraph-properties fo:line-height="0.4cm"/>
    </style:style>
    <style:style style:name="P3" style:family="paragraph" style:parent-style-name="Standard">
      <style:paragraph-properties fo:line-height="0.4cm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line-height="0.4cm"/>
      <style:text-properties style:font-name="Arial" style:font-name-complex="Arial"/>
    </style:style>
    <style:style style:name="P5" style:family="paragraph" style:parent-style-name="Standard">
      <style:paragraph-properties fo:line-height="0.4cm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line-height="0.4cm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7" style:family="paragraph" style:parent-style-name="Standard">
      <style:paragraph-properties fo:line-height="0.4cm"/>
      <style:text-properties style:font-name="Arial" fo:font-size="6pt" style:font-size-asian="6pt" style:font-name-complex="Arial" style:font-size-complex="6pt"/>
    </style:style>
    <style:style style:name="P8" style:family="paragraph" style:parent-style-name="Standard">
      <style:paragraph-properties fo:line-height="0.4cm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line-height="0.4cm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line-height="0.499cm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1" style:family="paragraph" style:parent-style-name="Standard">
      <style:paragraph-properties fo:line-height="0.4cm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line-height="0.4cm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3" style:family="paragraph" style:parent-style-name="Standard">
      <style:paragraph-properties fo:line-height="0.4cm"/>
      <style:text-properties style:font-name="Arial" fo:font-weight="normal" style:font-weight-asian="normal" style:font-name-complex="Arial" style:font-weight-complex="normal"/>
    </style:style>
    <style:style style:name="P14" style:family="paragraph" style:parent-style-name="Footer"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top="0cm" fo:margin-bottom="0.199cm" fo:line-height="0.499cm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Standard">
      <style:paragraph-properties fo:margin-top="0cm" fo:margin-bottom="0.199cm" fo:line-height="0.4cm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7" style:family="paragraph" style:parent-style-name="Standard">
      <style:paragraph-properties fo:margin-top="0cm" fo:margin-bottom="0.199cm" fo:line-height="0.499cm" fo:text-align="center" style:justify-single-word="false" fo:break-before="pag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line-height="0.4cm" fo:padding="0.074cm" fo:border-left="none" fo:border-right="none" fo:border-top="none" fo:border-bottom="0.035cm solid #000000" style:join-border="false"/>
    </style:style>
    <style:style style:name="P19" style:family="paragraph" style:parent-style-name="Standard">
      <style:paragraph-properties fo:line-height="0.499cm"/>
    </style:style>
    <style:style style:name="P20" style:family="paragraph" style:parent-style-name="Standard">
      <style:paragraph-properties fo:line-height="0.499cm"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line-height="0.499cm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line-height="0.499cm"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line-height="0.499cm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4" style:family="paragraph" style:parent-style-name="Standard">
      <style:paragraph-properties fo:line-height="0.4cm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25" style:family="paragraph" style:parent-style-name="Standard">
      <style:paragraph-properties fo:line-height="0.4cm"/>
    </style:style>
    <style:style style:name="P26" style:family="paragraph" style:parent-style-name="Standard">
      <style:paragraph-properties fo:margin-top="0cm" fo:margin-bottom="0.199cm" fo:line-height="0.499cm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7" style:family="paragraph">
      <style:paragraph-properties style:writing-mode="lr-tb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5" style:family="text">
      <style:text-properties style:font-name="Arial" fo:font-weight="normal" style:font-weight-asian="normal" style:font-name-complex="Ari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6pt" style:font-size-asian="6pt" style:font-size-complex="6pt"/>
    </style:style>
    <style:style style:name="fr1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fo:padding="0.15cm" fo:border="0.002cm solid #000000">
        <style:background-image/>
      </style:graphic-properties>
    </style:style>
    <style:style style:name="gr1" style:family="graphic">
      <style:graphic-properties loext:allow-overlap="true" draw:stroke="solid" svg:stroke-width="0.101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Date: </text:span><text:span text:style-name="T3">__/__ /202__ </text:span><text:span text:style-name="T2">Time:</text:span><text:span text:style-name="T3">__:__to__:__ </text:span><text:span text:style-name="T2">Height</text:span><text:span text:style-name="T3">:____cm </text:span><text:span text:style-name="T2">Weight</text:span><text:span text:style-name="T3">:____ kg </text:span><text:span text:style-name="T2">Arm length</text:span><text:span text:style-name="T3">:____cm</text:span></text:p>
      <text:p text:style-name="P3"><draw:frame draw:style-name="fr1" draw:name="Frame1" text:anchor-type="char" svg:x="11.758cm" svg:y="0.358cm" svg:width="0.467cm" svg:height="0.467cm" draw:z-index="0"><draw:text-box><text:p text:style-name="Frame_20_contents"/></draw:text-box></draw:frame><draw:frame draw:style-name="fr1" draw:name="Frame2" text:anchor-type="char" svg:x="15.034cm" svg:y="0.351cm" svg:width="0.467cm" svg:height="0.49cm" draw:z-index="1"><draw:text-box><text:p text:style-name="Frame_20_contents"/></draw:text-box></draw:frame><draw:frame draw:style-name="fr1" draw:name="Frame3" text:anchor-type="char" svg:x="9.911cm" svg:y="0.321cm" svg:width="0.467cm" svg:height="0.49cm" draw:z-index="2"><draw:text-box><text:p text:style-name="Frame_20_contents"/></draw:text-box></draw:frame></text:p>
      <text:p text:style-name="P2"><text:span text:style-name="T2">Researcher(s): <text:s/>____</text:span><text:span text:style-name="T3">/ ____ /____ / ____ <text:s text:c="2"/></text:span><text:span text:style-name="T2">Consent <text:tab/> <text:s text:c="3"/>Safety <text:s text:c="5"/>Data backup <text:s/></text:span></text:p>
      <text:p text:style-name="P4">________________________________________________________________________</text:p>
      <text:p text:style-name="P4"/>
      <text:p text:style-name="P15">EQUIPMENT AND RECORDINGS</text:p>
      <text:p text:style-name="P2"><text:span text:style-name="T2">TMS:</text:span><text:span text:style-name="T3"><text:tab/><text:tab/>BiStim / BiStim_Mode (---) / Magstim Rapid^2 / Other____________</text:span></text:p>
      <text:p text:style-name="P4"/>
      <text:p text:style-name="P2"><text:span text:style-name="T2">Coil(s):</text:span><text:span text:style-name="T3"><text:tab/>Large fig-8 flat / Small fig-8 flat / Small fig-8 branding / Double cone</text:span></text:p>
      <text:p text:style-name="P4"/>
      <text:p text:style-name="P2"><text:span text:style-name="T2">Muscle1:</text:span><text:span text:style-name="T3"><text:tab/>FDI / The / ADM / FDS / EDC / Brac / Tri / Del / Pec / BB / Other______ L | R</text:span></text:p>
      <text:p text:style-name="P5"/>
      <text:p text:style-name="P2"><text:span text:style-name="T2">Muscle2:</text:span><text:span text:style-name="T3"><text:tab/>FDI / The / ADM / FDS / EDC / Brac / Tri / Del / Pec / BB / Other______ L | R</text:span></text:p>
      <text:p text:style-name="P5"/>
      <text:p text:style-name="P2"><text:span text:style-name="T2">Muscle3:</text:span><text:span text:style-name="T3"><text:tab/>FDI / The / ADM / FDS / EDC / Brac / Tri / Del / Pec / BB / Other______ L | R</text:span></text:p>
      <text:p text:style-name="P5"/>
      <text:p text:style-name="P2"><text:span text:style-name="T2">Muscle4:</text:span><text:span text:style-name="T3"><text:tab/>FDI / The / ADM / FDS / EDC / Brac / Tri / Del / Pec / BB / Other______ L | R</text:span></text:p>
      <text:p text:style-name="P4">________________________________________________________________________</text:p>
      <text:p text:style-name="P4"/>
      <text:p text:style-name="P15">TMS THRESHOLDS</text:p>
      <text:p text:style-name="P2"><text:span text:style-name="T2">Method:<text:tab/></text:span><text:span text:style-name="T3">MEPs&gt;0.05mV / P</text:span><text:span text:style-name="T5">EST / </text:span><text:span text:style-name="T3">Visible twitch / Approximate / Other____________</text:span></text:p>
      <text:p text:style-name="P5"/>
      <text:p text:style-name="P2"><text:span text:style-name="T2">Muscle:</text:span><text:span text:style-name="T3"><text:tab/>FDI / The / ADM / FDS / EDC / Brac / Tri / Del / Pec / Bic / Other______ L | R</text:span></text:p>
      <text:p text:style-name="P4"/>
      <text:p text:style-name="P2"><text:span text:style-name="T2">Head: </text:span><text:span text:style-name="T3">_____cm nas-in <text:s text:c="3"/>_____cm L-R ear <text:s text:c="3"/>_____cm N-E-I <text:s text:c="2"/></text:span><text:span text:style-name="T2">Ethnicity</text:span><text:span text:style-name="T3">:______________</text:span></text:p>
      <text:p text:style-name="P2"/>
      <text:p text:style-name="P2"><text:span text:style-name="T2">*Reference</text:span><text:span text:style-name="T3">:<text:tab/>Vertex<text:tab/><text:tab/>Inion<text:tab/><text:tab/>Other______________</text:span></text:p>
      <text:p text:style-name="P4"/>
      <text:p text:style-name="P2"><text:span text:style-name="T2">Location:</text:span><text:span text:style-name="T3"><text:tab/>L / mid / R _________; ____cm RIGHT*, <text:s/>____cm FORWARD* of </text:span><text:span text:style-name="T2">Reference</text:span></text:p>
      <text:p text:style-name="P5"/>
      <text:p text:style-name="P2"><text:span text:style-name="T2">Thresholds measured<text:tab/> <text:s text:c="22"/>Intensity <text:s text:c="4"/>Criterion </text:span><text:span text:style-name="T3">(e.g., 5/10) <text:s text:c="4"/></text:span><text:span text:style-name="T2">Orientation</text:span></text:p>
      <text:p text:style-name="P2"><draw:custom-shape text:anchor-type="char" draw:z-index="3" draw:name="Shape 1" draw:style-name="gr1" draw:text-style-name="P27" svg:width="0.5cm" svg:height="0.5cm" svg:x="15.409cm" svg:y="0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" draw:name="Shape 2" draw:style-name="gr1" draw:text-style-name="P27" svg:width="0.5cm" svg:height="0.5cm" svg:x="15.409cm" svg:y="1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Rest / Iso___% / Mov 0.05 / 0.20 / 1mV <text:s text:c="2"/>____ % MSO <text:s text:c="2"/>__/__; <text:s/>mean of ___; <text:s text:c="2"/></text:p>
      <text:p text:style-name="P6"><draw:custom-shape text:anchor-type="char" draw:z-index="5" draw:name="Shape 3" draw:style-name="gr1" draw:text-style-name="P27" svg:width="0.5cm" svg:height="0.5cm" svg:x="15.409cm" svg:y="1.0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Rest / Iso___% / Mov 0.05 / 0.20 / 1mV <text:s text:c="2"/>____ % MSO <text:s text:c="2"/>__/__; <text:s/>mean of ___; </text:p>
      <text:p text:style-name="P6"/>
      <text:p text:style-name="P4">Rest / Iso___% / Mov 0.05 / 0.20 / 1mV <text:s text:c="2"/>____ % MSO <text:s text:c="2"/>__/__; <text:s/>mean of ___; </text:p>
      <text:p text:style-name="P7"/>
      <text:p text:style-name="P4"><draw:custom-shape text:anchor-type="char" draw:z-index="6" draw:name="Shape 4" draw:style-name="gr1" draw:text-style-name="P27" svg:width="0.5cm" svg:height="0.5cm" svg:x="15.409cm" svg:y="-0.1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Other____________ <text:s/>0.05 / 0.20 / 1mV <text:s text:c="2"/>____ % MSO <text:s text:c="2"/>__/__; <text:s/>mean of ___; </text:p>
      <text:p text:style-name="P8">________________________________________________________________________</text:p>
      <text:p text:style-name="P11"/>
      <text:p text:style-name="P10">NERVE THRESHOLDS</text:p>
      <text:p text:style-name="P10"/>
      <text:p text:style-name="P2"><text:span text:style-name="T2">Nerve: </text:span><text:span text:style-name="T5">Median/Ulnar/Radial/Other____ L | R; Sensory:___mA; M-WAVE:___mA; Twitch___mA</text:span></text:p>
      <text:p text:style-name="P13"/>
      <text:p text:style-name="P2"><text:span text:style-name="T2">Nerve: </text:span><text:span text:style-name="T5">Median/Ulnar/Radial/Other____ L | R; Sensory:___mA; M-WAVE:___mA; Twitch___mA</text:span></text:p>
      <text:p text:style-name="P13"/>
      <text:p text:style-name="P2"><text:span text:style-name="T2">Nerve: </text:span><text:span text:style-name="T5">Median/Ulnar/Radial/Other____ L | R; Sensory:___mA; M-WAVE:___mA; Twitch___mA</text:span></text:p>
      <text:p text:style-name="P13"/>
      <text:p text:style-name="P18"><text:span text:style-name="T2">Nerve: </text:span><text:span text:style-name="T5">Median/Ulnar/Radial/Other____ L | R; Sensory:___mA; M-WAVE:___mA; Twitch___mA</text:span></text:p>
      <text:p text:style-name="P10"/>
      <text:p text:style-name="P10"/>
      <text:p text:style-name="P10">NOTES, OBSERVATIONS</text:p>
      <text:p text:style-name="P9">____________________________________________________________________________</text:p>
      <text:p text:style-name="P9"/>
      <text:p text:style-name="P16">_________________________________________________________________</text:p>
      <text:p text:style-name="P9"/>
      <text:p text:style-name="P9">____________________________________________________________________________</text:p>
      <text:p text:style-name="P12"/>
      <text:p text:style-name="P17"/>
      <text:p text:style-name="P15">EXPERIMENT</text:p>
      <text:p text:style-name="P15"/>
      <text:p text:style-name="P15">TMS PULSES</text:p>
      <text:p text:style-name="P2"><text:span text:style-name="T2"/></text:p>
      <text:p text:style-name="P2"><text:span text:style-name="T2">TMS Type: <text:s/></text:span><text:span text:style-name="T3">Single pulse / Paired pulse / rTMS: ____Hz, ____ s <text:s text:c="5"/>Single coil / Dual coil</text:span></text:p>
      <text:p text:style-name="P2"/>
      <text:p text:style-name="P1"><text:span text:style-name="T2">TMS intensity1:<text:tab/>_______ </text:span><text:span text:style-name="T3">% MSO<text:tab/></text:span><text:span text:style-name="T2">_______ </text:span><text:span text:style-name="T3">% of RMT / AMT <text:tab/> <text:s/>____dB <text:s/>__ /10 annoy</text:span></text:p>
      <text:p text:style-name="P1"><text:span text:style-name="T3"/></text:p>
      <text:p text:style-name="P1"><text:span text:style-name="T2">TMS intensity2:<text:tab/>_______ </text:span><text:span text:style-name="T3">% MSO<text:tab/></text:span><text:span text:style-name="T2">_______ </text:span><text:span text:style-name="T3">% of RMT / AMT <text:s text:c="2"/>____dB <text:s text:c="2"/>__/10 annoy</text:span></text:p>
      <text:p text:style-name="P1"><text:span text:style-name="T2"/></text:p>
      <text:p text:style-name="P1"><text:span text:style-name="T2">TMS intensity3:<text:tab/>_______ </text:span><text:span text:style-name="T3">% MSO<text:tab/></text:span><text:span text:style-name="T2">_______ </text:span><text:span text:style-name="T3">% of RMT / AMT <text:s text:c="2"/>____dB <text:s text:c="2"/>__/10 annoy</text:span></text:p>
      <text:p text:style-name="P1"><text:span text:style-name="T2"/></text:p>
      <text:p text:style-name="P1"><text:span text:style-name="T2">TMS intensity4:<text:tab/>_______ </text:span><text:span text:style-name="T3">% MSO<text:tab/></text:span><text:span text:style-name="T2">_______ </text:span><text:span text:style-name="T3">% of RMT / AMT <text:s text:c="2"/>____dB <text:s text:c="2"/>__/10 annoy</text:span></text:p>
      <text:p text:style-name="P1"><draw:custom-shape text:anchor-type="char" draw:z-index="7" draw:name="Shape 5" draw:style-name="gr1" draw:text-style-name="P27" svg:width="0.5cm" svg:height="0.5cm" svg:x="16.335cm" svg:y="0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8" draw:name="Shape 6" draw:style-name="gr1" draw:text-style-name="P27" svg:width="0.5cm" svg:height="0.5cm" svg:x="16.335cm" svg:y="1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text:span text:style-name="T2">TMS location1:</text:span><text:span text:style-name="T3"> L / Mid / R Site:___________, <text:s/>___cm RIGHT <text:s/>____cm FORWARD*</text:span></text:p>
      <text:p text:style-name="P1"><text:span text:style-name="T2"/></text:p>
      <text:p text:style-name="P1"><draw:custom-shape text:anchor-type="char" draw:z-index="9" draw:name="Shape 7" draw:style-name="gr1" draw:text-style-name="P27" svg:width="0.5cm" svg:height="0.5cm" svg:x="16.335cm" svg:y="0.9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TMS location2:</text:span><text:span text:style-name="T3"> L / Mid / R Site:___________, <text:s/>___cm RIGHT <text:s/>____cm FORWARD</text:span><text:span text:style-name="T2">*</text:span></text:p>
      <text:p text:style-name="P1"><text:span text:style-name="T2"/></text:p>
      <text:p text:style-name="P1"><text:span text:style-name="T2">TMS location3: </text:span><text:span text:style-name="T5">L / Mid / R Site:___________, <text:s/>___cm RIGHT <text:s/>____cm FORWARD*</text:span></text:p>
      <text:p text:style-name="P21"/>
      <text:p text:style-name="P21">TMS location4: <text:span text:style-name="T7">L / Mid / R Site:___________, <text:s/>___cm RIGHT <text:s/>____cm FORWARD*</text:span></text:p>
      <text:p text:style-name="P21"/>
      <text:p text:style-name="P21">N blocks: ____ N trials per block: ____ N pulses per trial: ____ Total pulses:_______<text:span text:style-name="T8"> </text:span></text:p>
      <text:p text:style-name="P21"/>
      <text:p text:style-name="P21"><text:span text:style-name="T8"/></text:p>
      <text:p text:style-name="P10">NERVE PULSES</text:p>
      <text:p text:style-name="P21"/>
      <text:p text:style-name="P21">Nerve location1: <text:span text:style-name="T7">Median/Ulnar/Radial/Other________ L | R, <text:s/></text:span>Nerve intensity1: <text:span text:style-name="T7">____mA</text:span><draw:custom-shape text:anchor-type="char" draw:z-index="10" draw:name="Shape 7" draw:style-name="gr1" draw:text-style-name="P27" svg:width="0.5cm" svg:height="0.5cm" svg:x="16.335cm" svg:y="-3.4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/>
      <text:p text:style-name="P21">Nerve location2: <text:span text:style-name="T7">Median/Ulnar/Radial/Other________ L | R, <text:s/></text:span>Nerve intensity2: <text:span text:style-name="T7">____mA</text:span></text:p>
      <text:p text:style-name="P21"/>
      <text:p text:style-name="P21">Nerve location3: <text:span text:style-name="T7">Median/Ulnar/Radial/Other________ L | R, <text:s/></text:span>Nerve intensity3: <text:span text:style-name="T7">____mA</text:span></text:p>
      <text:p text:style-name="P21"/>
      <text:p text:style-name="P21">Nerve location4: <text:span text:style-name="T7">Median/Ulnar/Radial/Other________ L | R, <text:s/></text:span>Nerve intensity4: <text:span text:style-name="T7">____mA</text:span></text:p>
      <text:p text:style-name="P21"/>
      <text:p text:style-name="P22"><text:span text:style-name="T2">N blocks: ____ N trials per block: ____ N pulses per trial: ____ Total pulses:_______</text:span> </text:p>
      <text:p text:style-name="P9"/>
      <text:p text:style-name="P10"/>
      <text:p text:style-name="P10"/>
      <text:p text:style-name="P10">NOTES, OBSERVATIONS</text:p>
      <text:p text:style-name="P9">____________________________________________________________________________</text:p>
      <text:p text:style-name="P9"/>
      <text:p text:style-name="P9">____________________________________________________________________________</text:p>
      <text:p text:style-name="P9"/>
      <text:p text:style-name="P9">____________________________________________________________________________</text:p>
      <text:p text:style-name="P9"/>
      <text:p text:style-name="P9">____________________________________________________________________________</text:p>
      <text:p text:style-name="P9"/>
      <text:p text:style-name="P9">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0.499cm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Arial" style:font-name-complex="Arial"/>
    </style:style>
    <style:style style:name="MT4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tru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<text:span text:style-name="MT1">TMS</text:span><text:span text:style-name="MT1">MultiLab</text:span><text:span text:style-name="MT1"> protocol </text:span><text:span text:style-name="MT1">sheet</text:span><text:span text:style-name="MT1"><text:tab/><text:tab/></text:span><text:span text:style-name="MT2">P</text:span><text:span text:style-name="MT3">_____ </text:span><text:span text:style-name="MT2">E</text:span><text:span text:style-name="MT3">_____ </text:span><text:span text:style-name="MT2">S</text:span><text:span text:style-name="MT3">_____ </text:span><text:span text:style-name="MT2">ID</text:span><text:span text:style-name="MT3">_______ </text:span><text:span text:style-name="MT2">V</text:span><text:span text:style-name="MT3">_____</text:span></text:p>
      </style:header>
      <style:footer>
        <text:p text:style-name="MP2"><text:a xlink:type="simple" xlink:href="https://github.com/TMSMultiLab/TMSMultiLab/blob/main/Docs/TMSMultiLab_Protocol_Sheet.odt" text:style-name="Internet_20_link" text:visited-style-name="Visited_20_Internet_20_Link">https://github.com/TMSMultiLab/TMSMultiLab/blob/main/Docs/TMSMultiLab_Protocol_Sheet.odt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5T10:14:00</meta:creation-date>
    <dc:date>2024-09-12T08:32:21.57</dc:date>
    <meta:editing-cycles>34</meta:editing-cycles>
    <meta:editing-duration>PT1H12M20S</meta:editing-duration>
    <meta:generator>OpenOffice/4.1.15$Win32 OpenOffice.org_project/4115m2$Build-9813</meta:generator>
    <meta:document-statistic meta:table-count="0" meta:image-count="0" meta:object-count="0" meta:page-count="2" meta:paragraph-count="58" meta:word-count="534" meta:character-count="4039"/>
  </office:meta>
</office:document-meta>
</file>